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marker-start="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2.288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18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43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81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66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288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4.19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3.05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3.812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2.669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213cm" fo:min-width="3.05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8pt" fo:font-style="italic" fo:font-weight="normal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style:style style:name="T1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17.906cm" svg:x="0.1cm" svg:y="0.1cm">
          <text:p/>
        </draw:rect>
        <draw:circle draw:style-name="gr2" draw:text-style-name="P2" draw:layer="measurelines" svg:width="0.36cm" svg:height="0.36cm" svg:x="13.542cm" svg:y="4.39cm">
          <text:p/>
        </draw:circle>
        <draw:circle draw:style-name="gr3" draw:text-style-name="P2" draw:layer="measurelines" svg:width="0.36cm" svg:height="0.36cm" svg:x="10.508cm" svg:y="1.059cm">
          <text:p/>
        </draw:circle>
        <draw:line draw:style-name="gr4" draw:text-style-name="P2" draw:layer="layout" svg:x1="10.688cm" svg:y1="1.239cm" svg:x2="13.706cm" svg:y2="4.589cm">
          <text:p/>
        </draw:line>
        <draw:frame draw:style-name="gr5" draw:text-style-name="P4" draw:layer="layout" svg:width="3.249cm" svg:height="0.971cm" svg:x="9.043cm" svg:y="0.268cm">
          <draw:text-box>
            <text:p text:style-name="P3"><text:span text:style-name="T1">SMURPH</text:span></text:p>
          </draw:text-box>
        </draw:frame>
        <draw:circle draw:style-name="gr2" draw:text-style-name="P2" draw:layer="layout" svg:width="0.36cm" svg:height="0.36cm" svg:x="10.756cm" svg:y="3.7cm">
          <text:p/>
        </draw:circle>
        <draw:circle draw:style-name="gr2" draw:text-style-name="P2" draw:layer="layout" svg:width="0.36cm" svg:height="0.36cm" svg:x="6.806cm" svg:y="3.153cm">
          <text:p/>
        </draw:circle>
        <draw:frame draw:style-name="gr5" draw:text-style-name="P4" draw:layer="layout" svg:width="3.144cm" svg:height="0.971cm" svg:x="12.569cm" svg:y="4.761cm">
          <draw:text-box>
            <text:p text:style-name="P3"><text:span text:style-name="T1">MANUAL</text:span></text:p>
          </draw:text-box>
        </draw:frame>
        <draw:line draw:style-name="gr4" draw:text-style-name="P2" draw:layer="layout" svg:x1="10.688cm" svg:y1="1.239cm" svg:x2="10.912cm" svg:y2="3.954cm">
          <text:p/>
        </draw:line>
        <draw:line draw:style-name="gr4" draw:text-style-name="P2" draw:layer="layout" svg:x1="10.688cm" svg:y1="1.239cm" svg:x2="8.499cm" svg:y2="5.859cm">
          <text:p/>
        </draw:line>
        <draw:line draw:style-name="gr4" draw:text-style-name="P2" draw:layer="layout" svg:x1="10.688cm" svg:y1="1.239cm" svg:x2="6.918cm" svg:y2="3.414cm">
          <text:p/>
        </draw:line>
        <draw:circle draw:style-name="gr2" draw:text-style-name="P2" draw:layer="layout" svg:width="0.36cm" svg:height="0.36cm" svg:x="4.623cm" svg:y="3.129cm">
          <text:p/>
        </draw:circle>
        <draw:line draw:style-name="gr4" draw:text-style-name="P2" draw:layer="layout" svg:x1="10.688cm" svg:y1="1.239cm" svg:x2="4.848cm" svg:y2="3.289cm">
          <text:p/>
        </draw:line>
        <draw:circle draw:style-name="gr2" draw:text-style-name="P2" draw:layer="layout" svg:width="0.36cm" svg:height="0.36cm" svg:x="8.323cm" svg:y="5.727cm">
          <text:p/>
        </draw:circle>
        <draw:line draw:style-name="gr4" draw:text-style-name="P2" draw:layer="layout" svg:x1="10.688cm" svg:y1="1.239cm" svg:x2="13.706cm" svg:y2="2.811cm">
          <text:p/>
        </draw:line>
        <draw:circle draw:style-name="gr6" draw:text-style-name="P2" draw:layer="layout" svg:width="0.36cm" svg:height="0.36cm" svg:x="14.423cm" svg:y="10.527cm">
          <text:p/>
        </draw:circle>
        <draw:circle draw:style-name="gr6" draw:text-style-name="P2" draw:layer="layout" svg:width="0.36cm" svg:height="0.36cm" svg:x="13.223cm" svg:y="12.527cm">
          <text:p/>
        </draw:circle>
        <draw:circle draw:style-name="gr6" draw:text-style-name="P2" draw:layer="layout" svg:width="0.36cm" svg:height="0.36cm" svg:x="12.023cm" svg:y="14.527cm">
          <text:p/>
        </draw:circle>
        <draw:circle draw:style-name="gr6" draw:text-style-name="P2" draw:layer="layout" svg:width="0.36cm" svg:height="0.36cm" svg:x="10.823cm" svg:y="16.527cm">
          <text:p/>
        </draw:circle>
        <draw:circle draw:style-name="gr6" draw:text-style-name="P2" draw:layer="layout" svg:width="0.36cm" svg:height="0.36cm" svg:x="7.758cm" svg:y="16.294cm">
          <text:p/>
        </draw:circle>
        <draw:line draw:style-name="gr4" draw:text-style-name="P2" draw:layer="layout" svg:x1="8.503cm" svg:y1="5.907cm" svg:x2="14.603cm" svg:y2="10.707cm">
          <text:p/>
        </draw:line>
        <draw:line draw:style-name="gr4" draw:text-style-name="P2" draw:layer="layout" svg:x1="8.503cm" svg:y1="5.907cm" svg:x2="13.403cm" svg:y2="12.707cm">
          <text:p/>
        </draw:line>
        <draw:line draw:style-name="gr4" draw:text-style-name="P2" draw:layer="layout" svg:x1="8.503cm" svg:y1="5.907cm" svg:x2="12.203cm" svg:y2="14.707cm">
          <text:p/>
        </draw:line>
        <draw:line draw:style-name="gr4" draw:text-style-name="P2" draw:layer="layout" svg:x1="8.503cm" svg:y1="5.907cm" svg:x2="11.003cm" svg:y2="16.707cm">
          <text:p/>
        </draw:line>
        <draw:line draw:style-name="gr4" draw:text-style-name="P2" draw:layer="layout" svg:x1="8.503cm" svg:y1="6.041cm" svg:x2="7.972cm" svg:y2="16.527cm">
          <text:p/>
        </draw:line>
        <draw:frame draw:style-name="gr7" draw:text-style-name="P4" draw:layer="layout" svg:width="2.739cm" svg:height="1.021cm" svg:x="13.617cm" svg:y="10.814cm">
          <draw:text-box>
            <text:p text:style-name="P3"><text:span text:style-name="T1">mks.c</text:span></text:p>
          </draw:text-box>
        </draw:frame>
        <draw:frame draw:style-name="gr8" draw:text-style-name="P4" draw:layer="layout" svg:width="3.981cm" svg:height="1.021cm" svg:x="12.049cm" svg:y="12.851cm">
          <draw:text-box>
            <text:p text:style-name="P3"><text:span text:style-name="T1">version.h</text:span></text:p>
          </draw:text-box>
        </draw:frame>
        <draw:frame draw:style-name="gr9" draw:text-style-name="P4" draw:layer="layout" svg:width="4.362cm" svg:height="1.021cm" svg:x="11.05cm" svg:y="14.883cm">
          <draw:text-box>
            <text:p text:style-name="P3"><text:span text:style-name="T1">defaults.h</text:span></text:p>
          </draw:text-box>
        </draw:frame>
        <draw:frame draw:style-name="gr10" draw:text-style-name="P4" draw:layer="layout" svg:width="3.219cm" svg:height="1.021cm" svg:x="9.85cm" svg:y="16.915cm">
          <draw:text-box>
            <text:p text:style-name="P3"><text:span text:style-name="T1">maker.c</text:span></text:p>
          </draw:text-box>
        </draw:frame>
        <draw:circle draw:style-name="gr6" draw:text-style-name="P2" draw:layer="layout" svg:width="0.36cm" svg:height="0.36cm" svg:x="5.923cm" svg:y="15.627cm">
          <text:p/>
        </draw:circle>
        <draw:circle draw:style-name="gr6" draw:text-style-name="P2" draw:layer="layout" svg:width="0.36cm" svg:height="0.36cm" svg:x="3.019cm" svg:y="12.386cm">
          <text:p/>
        </draw:circle>
        <draw:circle draw:style-name="gr6" draw:text-style-name="P2" draw:layer="layout" svg:width="0.36cm" svg:height="0.36cm" svg:x="2.221cm" svg:y="10.133cm">
          <text:p/>
        </draw:circle>
        <draw:line draw:style-name="gr4" draw:text-style-name="P2" draw:layer="layout" svg:x1="8.503cm" svg:y1="5.907cm" svg:x2="6.103cm" svg:y2="15.807cm">
          <text:p/>
        </draw:line>
        <draw:line draw:style-name="gr4" draw:text-style-name="P2" draw:layer="layout" svg:x1="8.503cm" svg:y1="5.907cm" svg:x2="3.199cm" svg:y2="12.566cm">
          <text:p/>
        </draw:line>
        <draw:line draw:style-name="gr4" draw:text-style-name="P2" draw:layer="layout" svg:x1="8.503cm" svg:y1="5.907cm" svg:x2="2.386cm" svg:y2="10.26cm">
          <text:p/>
        </draw:line>
        <draw:frame draw:style-name="gr10" draw:text-style-name="P4" draw:layer="layout" svg:width="3.553cm" svg:height="1.021cm" svg:x="0.484cm" svg:y="10.509cm">
          <draw:text-box>
            <text:p text:style-name="P3"><text:span text:style-name="T1">MONITOR</text:span></text:p>
          </draw:text-box>
        </draw:frame>
        <draw:frame draw:style-name="gr11" draw:text-style-name="P4" draw:layer="layout" svg:width="2.838cm" svg:height="1.021cm" svg:x="1.961cm" svg:y="12.795cm">
          <draw:text-box>
            <text:p text:style-name="P3"><text:span text:style-name="T1">DSD</text:span></text:p>
          </draw:text-box>
        </draw:frame>
        <draw:frame draw:style-name="gr10" draw:text-style-name="P4" draw:layer="layout" svg:width="3.219cm" svg:height="1.021cm" svg:x="4.753cm" svg:y="16.037cm">
          <draw:text-box>
            <text:p text:style-name="P3"><text:span text:style-name="T1">SMPP</text:span></text:p>
          </draw:text-box>
        </draw:frame>
        <draw:frame draw:style-name="gr10" draw:text-style-name="P4" draw:layer="layout" svg:width="3.219cm" svg:height="1.021cm" svg:x="0.354cm" svg:y="8.355cm">
          <draw:text-box>
            <text:p text:style-name="P3"><text:span text:style-name="T1">KERNEL</text:span></text:p>
          </draw:text-box>
        </draw:frame>
        <draw:line draw:style-name="gr12" draw:text-style-name="P2" draw:layer="layout" svg:x1="8.503cm" svg:y1="5.907cm" svg:x2="1.903cm" svg:y2="8.207cm">
          <text:p/>
        </draw:line>
        <draw:frame draw:style-name="gr13" draw:text-style-name="P4" draw:layer="layout" svg:width="4.693cm" svg:height="0.971cm" svg:x="2.038cm" svg:y="1.524cm">
          <draw:text-box>
            <text:p text:style-name="P3"><text:span text:style-name="T1">INSTALL.txt</text:span></text:p>
          </draw:text-box>
        </draw:frame>
        <draw:frame draw:style-name="gr14" draw:text-style-name="P4" draw:layer="layout" svg:width="3.961cm" svg:height="0.971cm" svg:x="5.293cm" svg:y="3.47cm">
          <draw:text-box>
            <text:p text:style-name="P3"><text:span text:style-name="T1">RTAGS_PG</text:span></text:p>
          </draw:text-box>
        </draw:frame>
        <draw:frame draw:style-name="gr15" draw:text-style-name="P4" draw:layer="layout" svg:width="4.312cm" svg:height="0.971cm" svg:x="1.376cm" svg:y="3.47cm">
          <draw:text-box>
            <text:p text:style-name="P3"><text:span text:style-name="T1">README.txt</text:span></text:p>
          </draw:text-box>
        </draw:frame>
        <draw:line draw:style-name="gr4" draw:text-style-name="P2" draw:layer="layout" svg:x1="10.688cm" svg:y1="1.239cm" svg:x2="6.08cm" svg:y2="2.049cm">
          <text:p/>
        </draw:line>
        <draw:circle draw:style-name="gr2" draw:text-style-name="P2" draw:layer="layout" svg:width="0.36cm" svg:height="0.36cm" svg:x="6.08cm" svg:y="1.795cm">
          <text:p/>
        </draw:circle>
        <draw:frame draw:style-name="gr16" draw:text-style-name="P4" draw:layer="layout" svg:width="3.639cm" svg:height="0.971cm" svg:x="4.748cm" svg:y="5.031cm">
          <draw:text-box>
            <text:p text:style-name="P3"><text:span text:style-name="T1">SOURCES</text:span></text:p>
          </draw:text-box>
        </draw:frame>
        <draw:frame draw:style-name="gr17" draw:text-style-name="P4" draw:layer="layout" svg:width="3.55cm" svg:height="0.958cm" svg:x="9.648cm" svg:y="4.026cm">
          <draw:text-box>
            <text:p text:style-name="P3"><text:span text:style-name="T1">Examples</text:span></text:p>
          </draw:text-box>
        </draw:frame>
        <draw:circle draw:style-name="gr2" draw:text-style-name="P2" draw:layer="layout" svg:width="0.36cm" svg:height="0.36cm" svg:x="13.452cm" svg:y="2.557cm">
          <text:p/>
        </draw:circle>
        <draw:frame draw:style-name="gr5" draw:text-style-name="P4" draw:layer="layout" svg:width="2.788cm" svg:height="0.971cm" svg:x="13.198cm" svg:y="2.938cm">
          <draw:text-box>
            <text:p text:style-name="P3"><text:span text:style-name="T1">LIB</text:span></text:p>
          </draw:text-box>
        </draw:frame>
        <draw:line draw:style-name="gr4" draw:text-style-name="P2" draw:layer="layout" svg:x1="10.688cm" svg:y1="1.239cm" svg:x2="16.007cm" svg:y2="1.942cm">
          <text:p/>
        </draw:line>
        <draw:circle draw:style-name="gr2" draw:text-style-name="P2" draw:layer="layout" svg:width="0.36cm" svg:height="0.36cm" svg:x="15.827cm" svg:y="1.762cm">
          <text:p/>
        </draw:circle>
        <draw:frame draw:style-name="gr5" draw:text-style-name="P4" draw:layer="layout" svg:width="2.788cm" svg:height="0.971cm" svg:x="14.832cm" svg:y="2.005cm">
          <draw:text-box>
            <text:p text:style-name="P3"><text:span text:style-name="T1">cleanup</text:span></text:p>
          </draw:text-box>
        </draw:frame>
        <draw:frame draw:style-name="gr10" draw:text-style-name="P4" draw:layer="layout" svg:width="3.219cm" svg:height="1.021cm" svg:x="6.931cm" svg:y="16.649cm">
          <draw:text-box>
            <text:p text:style-name="P3"><text:span text:style-name="T1">LIB</text:span></text:p>
          </draw:text-box>
        </draw:frame>
        <draw:circle draw:style-name="gr6" draw:text-style-name="P2" draw:layer="layout" svg:width="0.36cm" svg:height="0.36cm" svg:x="1.723cm" svg:y="8.027cm">
          <text:p/>
        </draw:circle>
        <draw:line draw:style-name="gr4" draw:text-style-name="P2" draw:layer="layout" svg:x1="8.503cm" svg:y1="5.907cm" svg:x2="4.545cm" svg:y2="14.197cm">
          <text:p/>
        </draw:line>
        <draw:circle draw:style-name="gr6" draw:text-style-name="P2" draw:layer="layout" svg:width="0.36cm" svg:height="0.36cm" svg:x="4.318cm" svg:y="14.036cm">
          <text:p/>
        </draw:circle>
        <draw:frame draw:style-name="gr10" draw:text-style-name="P4" draw:layer="layout" svg:width="3.219cm" svg:height="1.021cm" svg:x="3.148cm" svg:y="14.446cm">
          <draw:text-box>
            <text:p text:style-name="P3"><text:span text:style-name="T1">NWEB</text:span></text:p>
          </draw:text-box>
        </draw:frame>
        <draw:line draw:style-name="gr4" draw:text-style-name="P2" draw:layer="layout" svg:x1="8.503cm" svg:y1="5.907cm" svg:x2="15.34cm" svg:y2="8.482cm">
          <text:p/>
        </draw:line>
        <draw:circle draw:style-name="gr6" draw:text-style-name="P2" draw:layer="layout" svg:width="0.36cm" svg:height="0.36cm" svg:x="15.312cm" svg:y="8.355cm">
          <text:p/>
        </draw:circle>
        <draw:frame draw:style-name="gr7" draw:text-style-name="P4" draw:layer="layout" svg:width="4.557cm" svg:height="1.021cm" svg:x="13.403cm" svg:y="8.582cm">
          <draw:text-box>
            <text:p text:style-name="P3"><text:span text:style-name="T1">make_smur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18.4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meta:initial-creator>Pawel Gburzynski</meta:initial-creator>
    <meta:creation-date>2006-01-23T16:51:10</meta:creation-date>
    <dc:creator>Pawel Gburzynski</dc:creator>
    <dc:date>2018-04-13T17:11:18.38</dc:date>
    <dc:language>en-US</dc:language>
    <meta:editing-cycles>13</meta:editing-cycles>
    <meta:editing-duration>PT2H50M19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